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 style:list-style-name="L1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54">
        <text:h text:style-name="Heading_20_4" text:outline-level="4"><text:bookmark-start text:name="__RefHeading___Toc7240_1464965999"/>Html Export<text:bookmark-end text:name="__RefHeading___Toc7240_1464965999"/></text:h>
        <text:p text:style-name="Textkörper_20_Einrückung_20_Organon">Organon's HTML Export is an alternative to the HTML Export of OO / LO . Organon's HTML Export creates a much more reduced and better set outlay.</text:p>
        <text:p text:style-name="Textkörper_20_Einrückung_20_Organon">The idea was to obtain an output to be inserted quickly and easily by using copy and paste into your own HTML projects.</text:p>
        <text:p text:style-name="Textkörper_20_Einrückung_20_Organon"/>
        <text:p text:style-name="Textkörper_20_Einrückung_20_Organon">The following formats can optionally be used for the output:</text:p>
        <text:list xml:id="list4509927054394950523" text:style-name="L1">
          <text:list-item>
            <text:p text:style-name="P1">bold</text:p>
          </text:list-item>
          <text:list-item>
            <text:p text:style-name="P1">italic</text:p>
          </text:list-item>
          <text:list-item>
            <text:p text:style-name="P1">Alignment (left , right, center , block)</text:p>
          </text:list-item>
          <text:list-item>
            <text:p text:style-name="P1">headings</text:p>
          </text:list-item>
          <text:list-item>
            <text:p text:style-name="P1">footnotes</text:p>
          </text:list-item>
          <text:list-item>
            <text:p text:style-name="P1">colors</text:p>
          </text:list-item>
          <text:list-item>
            <text:p text:style-name="P1">hyperlinks</text:p>
          </text:list-item>
        </text:list>
        <text:p text:style-name="Textkörper_20_Einrückung_20_Organon"/>
        <text:p text:style-name="Textkörper_20_Einrückung_20_Organon">Other formats (quotes) or images are not (yet) be exported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3:07:32.622000000</dc:date>
    <meta:editing-duration>P0D</meta:editing-duration>
    <meta:editing-cycles>1</meta:editing-cycles>
    <meta:document-statistic meta:table-count="0" meta:image-count="0" meta:object-count="0" meta:page-count="1" meta:paragraph-count="12" meta:word-count="92" meta:character-count="483" meta:non-whitespace-character-count="410"/>
    <meta:generator>LibreOffice/5.1.1.3$Windows_X86_64 LibreOffice_project/89f508ef3ecebd2cfb8e1def0f0ba9a803b88a6d</meta:generator>
  </office:meta>
</office:document-meta>
</file>